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25f9" officeooo:paragraph-rsid="000d25f9"/>
    </style:style>
    <style:style style:name="P2" style:family="paragraph" style:parent-style-name="Standard">
      <style:paragraph-properties fo:text-align="center" style:justify-single-word="false"/>
      <style:text-properties fo:font-size="16pt" officeooo:rsid="000c7af8" officeooo:paragraph-rsid="000c7af8" style:font-size-asian="16pt" style:font-size-complex="16pt"/>
    </style:style>
    <style:style style:name="P3" style:family="paragraph" style:parent-style-name="Text_20_body">
      <style:paragraph-properties fo:text-align="center" style:justify-single-word="false"/>
      <style:text-properties fo:font-size="16pt" officeooo:rsid="000c7af8" officeooo:paragraph-rsid="000c7af8" style:font-size-asian="16pt" style:font-size-complex="16pt"/>
    </style:style>
    <style:style style:name="P4" style:family="paragraph" style:parent-style-name="Text_20_body">
      <style:paragraph-properties fo:text-align="center" style:justify-single-word="false"/>
      <style:text-properties fo:font-size="16pt" officeooo:rsid="000c7af8" officeooo:paragraph-rsid="001045cb" style:font-size-asian="16pt" style:font-size-complex="16pt"/>
    </style:style>
    <style:style style:name="P5" style:family="paragraph" style:parent-style-name="Text_20_body">
      <style:text-properties fo:font-size="16pt" officeooo:paragraph-rsid="000f7637" style:font-size-asian="16pt" style:font-size-complex="16pt"/>
    </style:style>
    <style:style style:name="P6" style:family="paragraph" style:parent-style-name="Text_20_body">
      <style:text-properties fo:font-size="16pt" style:font-size-asian="16pt" style:font-size-complex="16pt"/>
    </style:style>
    <style:style style:name="P7" style:family="paragraph" style:parent-style-name="Text_20_body" style:list-style-name="L1">
      <style:paragraph-properties fo:margin-top="0in" fo:margin-bottom="0in" style:contextual-spacing="false"/>
      <style:text-properties fo:font-size="16pt" style:font-size-asian="16pt" style:font-size-complex="16pt"/>
    </style:style>
    <style:style style:name="P8" style:family="paragraph" style:parent-style-name="Text_20_body" style:list-style-name="L2">
      <style:paragraph-properties fo:margin-top="0in" fo:margin-bottom="0in" style:contextual-spacing="false"/>
      <style:text-properties fo:font-size="16pt" style:font-size-asian="16pt" style:font-size-complex="16pt"/>
    </style:style>
    <style:style style:name="P9" style:family="paragraph" style:parent-style-name="Text_20_body" style:list-style-name="L2">
      <style:text-properties fo:font-size="16pt" style:font-size-asian="16pt" style:font-size-complex="16pt"/>
    </style:style>
    <style:style style:name="P10" style:family="paragraph" style:parent-style-name="Text_20_body" style:list-style-name="L3">
      <style:paragraph-properties fo:margin-top="0in" fo:margin-bottom="0in" style:contextual-spacing="false"/>
      <style:text-properties fo:font-size="16pt" style:font-size-asian="16pt" style:font-size-complex="16pt"/>
    </style:style>
    <style:style style:name="P11" style:family="paragraph" style:parent-style-name="Text_20_body" style:list-style-name="L3">
      <style:text-properties fo:font-size="16pt" style:font-size-asian="16pt" style:font-size-complex="16pt"/>
    </style:style>
    <style:style style:name="P12" style:family="paragraph" style:parent-style-name="Text_20_body">
      <style:paragraph-properties fo:break-before="page"/>
      <style:text-properties fo:font-size="16pt" officeooo:rsid="00106ed2" officeooo:paragraph-rsid="00106ed2" style:font-size-asian="16pt" style:font-size-complex="16pt"/>
    </style:style>
    <style:style style:name="P13" style:family="paragraph" style:parent-style-name="Text_20_body">
      <style:text-properties fo:font-size="16pt" officeooo:rsid="00106ed2" officeooo:paragraph-rsid="00106ed2" style:font-size-asian="16pt" style:font-size-complex="16pt"/>
    </style:style>
    <style:style style:name="P14" style:family="paragraph" style:parent-style-name="Text_20_body">
      <style:paragraph-properties fo:break-before="page"/>
      <style:text-properties fo:font-size="16pt" style:font-size-asian="16pt" style:font-size-complex="16pt"/>
    </style:style>
    <style:style style:name="T1" style:family="text">
      <style:text-properties officeooo:rsid="001045cb"/>
    </style:style>
    <style:style style:name="T2" style:family="text">
      <style:text-properties officeooo:rsid="00106ed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Manuel d'utilisation de la </text:p>
      <text:p text:style-name="P4">machine <text:span text:style-name="T1">Slicor</text:span></text:p>
      <text:p text:style-name="P3"/>
      <text:p text:style-name="P5">Introduction </text:p>
      <text:p text:style-name="P5">La machine <text:span text:style-name="T1">slicor</text:span> permet de découper des blocs de sable de différentes tailles en tranche de <text:span text:style-name="T1">façon</text:span> précis<text:span text:style-name="T1">e</text:span>. Cette machine est équipée d'un vérin <text:span text:style-name="T1">électrique</text:span> qui pousse le bloc de sable <text:span text:style-name="T1">poser</text:span> <text:span text:style-name="T1">sur une</text:span> plaque de verre <text:span text:style-name="T1">qui sera ensuite découpé par l’utilisateur </text:span><text:span text:style-name="T2">à l’aide d’un mobile sur lequel une lame est attachée</text:span><text:span text:style-name="T1">.</text:span></text:p>
      <text:p text:style-name="P6">Installation et préparation Avant toute utilisation de la machine, il est nécessaire de vérifier que celle-ci est correctement installée et préparée pour son utilisation. Pour cela, voici les étapes à suivre :</text:p>
      <text:list xml:id="list3813780217" text:style-name="L1">
        <text:list-item>
          <text:p text:style-name="P7">Installer la machine sur une surface plane et stable, à l'abri de l'humidité et de la poussière.</text:p>
        </text:list-item>
        <text:list-item>
          <text:p text:style-name="P7">Vérifier que la machine est correctement alimentée en électricité.</text:p>
        </text:list-item>
        <text:list-item>
          <text:p text:style-name="P7"/>
        </text:list-item>
      </text:list>
      <text:p text:style-name="P6">Utilisation Pour utiliser la machine de découpe de blocs de sable, voici les étapes à suivre :</text:p>
      <text:list text:style-name="L2">
        <text:list-item>
          <text:p text:style-name="P8">Appuyer sur le bouton ON/OFF pour allumer la machine.</text:p>
        </text:list-item>
        <text:list-item>
          <text:p text:style-name="P8">Le voyant rouge indique que la machine n'est pas utilisable, il faut alors faire le homing en appuyant simultanément sur les boutons avant et arrière pour que le vérin se positionne.</text:p>
        </text:list-item>
        <text:list-item>
          <text:p text:style-name="P8">Après le homing, le voyant rouge s'éteint et le voyant vert s'allume, indiquant que la machine est prête à recevoir une commande.</text:p>
        </text:list-item>
        <text:list-item>
          <text:p text:style-name="P8">Utiliser le clavier pour définir la distance de mouvement, avec les chiffres et les lettres A, B, C et D pour des valeurs pré-enregistrées.</text:p>
        </text:list-item>
        <text:list-item>
          <text:p text:style-name="P8">Appuyer sur le bouton avant ou arrière pour déplacer le vérin dans la direction souhaitée.</text:p>
        </text:list-item>
        <text:list-item>
          <text:p text:style-name="P8"><text:soft-page-break/>Le voyant orange s'allume pendant le déplacement, et toute action autre que l'arrêt d'urgence ne sera pas prise en compte.</text:p>
        </text:list-item>
        <text:list-item>
          <text:p text:style-name="P9">Après chaque utilisation, regraisser la plaque de verre et s'assurer qu'il n'y a pas de grains de sable sur la plaque mobile et la plaque de verre.</text:p>
        </text:list-item>
      </text:list>
      <text:p text:style-name="P6">Sécurité La sécurité est primordiale lors de l'utilisation de la machine de découpe de blocs de sable. Voici les mesures à prendre :</text:p>
      <text:list text:style-name="L3">
        <text:list-item>
          <text:p text:style-name="P10">Ne pas toucher la machine pendant son fonctionnement.</text:p>
        </text:list-item>
        <text:list-item>
          <text:p text:style-name="P10">Ne pas dépasser la plage de mouvement.</text:p>
        </text:list-item>
        <text:list-item>
          <text:p text:style-name="P10">Utiliser le bouton d'arrêt d'urgence uniquement en cas de danger, car il arrête toute la machine <text:span text:style-name="T2">et nécessite un redémarrage complet de la manipulation</text:span>.</text:p>
        </text:list-item>
        <text:list-item>
          <text:p text:style-name="P10">Ne pas laisser la machine sans surveillance pendant son utilisation.</text:p>
        </text:list-item>
        <text:list-item>
          <text:p text:style-name="P11">Ne pas <text:span text:style-name="T2">dépasser la </text:span>charge <text:span text:style-name="T2">maximale </text:span>de la machine <text:span text:style-name="T2">(500Kg)</text:span>.</text:p>
        </text:list-item>
      </text:list>
      <text:p text:style-name="P6"/>
      <text:p text:style-name="P12">Etapes de préparation : </text:p>
      <text:p text:style-name="P13"/>
      <text:p text:style-name="P13">Etape 1 : Retirer tous ce qui se trouve autour de la machine et qui pourrait géner son fonctionnement.</text:p>
      <text:p text:style-name="P13">Etape 2: Vérifier que rien ne se trouve derrière la plaque (du côté de l’accroche du vérin).</text:p>
      <text:p text:style-name="P13">Etape 3: Nettoyer le plan devant et derrière le plan de poussé de la machine.</text:p>
      <text:p text:style-name="P13">Etape 4: Démarrer la machine.</text:p>
      <text:p text:style-name="P13">Etape 5: Faire le homing de la machine.</text:p>
      <text:p text:style-name="P13">Etape 6: Graisser la surface en verre avec une graisse minérale adaptée.</text:p>
      <text:p text:style-name="P13">Etape 7: Charger le bloc de sable sur le plan de verre</text:p>
      <text:p text:style-name="P13">Etape 8: Mettre le bloc de sable en buté sur le plan de poussé.</text:p>
      <text:p text:style-name="P13"/>
      <text:p text:style-name="P13">La machine et le bloc de sable sont maintenant prêts pour le découpage. </text:p>
      <text:p text:style-name="P13">Etape de tranchage :</text:p>
      <text:p text:style-name="P13">Etape 1 : Sélectionner à l’aide du clavier la valeur du déplacement voulu</text:p>
      <text:p text:style-name="P13">Etape 2 : Vérifier sur l’écran que la valeur souhaiter et bien inscrite</text:p>
      <text:p text:style-name="P13">Etape 3: Confirmer la valeur avec la touche du clavier le permettant.</text:p>
      <text:p text:style-name="P13">Etape 4: Appuyer sur le bouton avant ou arrière pour déplacer le vérin de la valeur inscrite et sélectionner étape 2 et 3 des étapes de tranchages.</text:p>
      <text:p text:style-name="P13">Etape 5: Faire un aller avec le mobile de tranchage pour faire une tranche</text:p>
      <text:p text:style-name="P13">Etape 6 : Faire un retour pour repositionner le mobile de tranchage en début de course.</text:p>
      <text:p text:style-name="P13"/>
      <text:p text:style-name="P13"><text:soft-page-break/>Pour faire plusieurs tranches sucessives : répété les étapes 4, 5 et 6 autant que nécessaire tout en vérifiant de bien respecté les règles de sécurités.</text:p>
      <text:p text:style-name="P13"/>
      <text:p text:style-name="P13">Pour changer l’épaisseur des tranches refaire les étapes 1,2 et 3.</text:p>
      <text:p text:style-name="P14"><text:span text:style-name="T2">C</text:span>onclusion La machine de découpe de blocs de sable est un outil de précision qui permet de découper des blocs de sable de différentes tailles. Son utilisation nécessite une attention particulière pour la sécurité, et une préparation minutieuse avant chaque utilisatio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d25f9" officeooo:paragraph-rsid="000d25f9"/>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5:10:02.444641059</meta:creation-date>
    <meta:generator>LibreOffice/7.5.3.2$Linux_X86_64 LibreOffice_project/67bf5ab3e8553b11738d1302ab7051a12dd8b40d</meta:generator>
    <dc:date>2023-05-03T17:00:47.226022901</dc:date>
    <meta:editing-duration>PT2H1M32S</meta:editing-duration>
    <meta:editing-cycles>6</meta:editing-cycles>
    <meta:document-statistic meta:table-count="0" meta:image-count="0" meta:object-count="0" meta:page-count="5" meta:paragraph-count="43" meta:word-count="677" meta:character-count="3875" meta:non-whitespace-character-count="3251"/>
  </office:meta>
</office:document-meta>
</file>